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yan Vogt</text:p>
      <text:p text:style-name="Standard">Intro to CS Theory</text:p>
      <text:p text:style-name="Standard">CSCI-262</text:p>
      <text:p text:style-name="Standard"/>
      <text:p text:style-name="Standard">1)</text:p>
      <text:p text:style-name="P1"><text:tab/>a) <text:s/>s={x| x =<draw:frame draw:style-name="fr1" draw:name="Object1" text:anchor-type="as-char" svg:y="-0.172in" svg:width="0.2992in" svg:height="0.2075in" draw:z-index="0"><draw:object xlink:href="./Object 1" xlink:type="simple" xlink:show="embed" xlink:actuate="onLoad"/><draw:image xlink:href="./ObjectReplacements/Object 1" xlink:type="simple" xlink:show="embed" xlink:actuate="onLoad"/></draw:frame> such that n exists in<draw:frame draw:style-name="fr1" draw:name="Object2" text:anchor-type="as-char" svg:y="-0.1335in" svg:width="0.2098in" svg:height="0.1665in" draw:z-index="1"><draw:object xlink:href="./Object 2" xlink:type="simple" xlink:show="embed" xlink:actuate="onLoad"/><draw:image xlink:href="./ObjectReplacements/Object 2" xlink:type="simple" xlink:show="embed" xlink:actuate="onLoad"/></draw:frame>}</text:p>
      <text:p text:style-name="P1"><text:tab/>b) <text:s/>s={x| x &gt;5 and x exists in<draw:frame draw:style-name="fr1" draw:name="Object4" text:anchor-type="as-char" svg:y="-0.1335in" svg:width="0.2201in" svg:height="0.1665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}</text:p>
      <text:p text:style-name="P1"><text:tab/>c) <text:s/>s={x| x &lt;5 and x exists in<draw:frame draw:style-name="fr1" draw:name="Object6" text:anchor-type="as-char" svg:y="-0.1335in" svg:width="0.2098in" svg:height="0.1665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}</text:p>
      <text:p text:style-name="P1"><text:tab/>d) <text:s/>s={“aba”}</text:p>
      <text:p text:style-name="P1"><text:tab/>e) <text:s/>s={epsilon}</text:p>
      <text:p text:style-name="P1"><text:tab/>f) <text:s text:c="2"/>s=<draw:frame draw:style-name="fr1" draw:name="Object3" text:anchor-type="as-char" svg:y="-0.1335in" svg:width="0.2244in" svg:height="0.1665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tab/></text:p>
      <text:p text:style-name="P1">2)</text:p>
      <text:p text:style-name="P1">a)<draw:frame draw:style-name="fr1" draw:name="Object5" text:anchor-type="as-char" svg:y="-0.1862in" svg:width="0.3165in" svg:height="0.222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">b) <draw:frame draw:style-name="fr1" draw:name="Object9" text:anchor-type="as-char" svg:y="-0.1866in" svg:width="0.8953in" svg:height="0.222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c)<draw:frame draw:style-name="fr1" draw:name="Object8" text:anchor-type="as-char" svg:y="-0.1866in" svg:width="1.1772in" svg:height="0.222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>d)<draw:frame draw:style-name="fr1" draw:name="Object7" text:anchor-type="as-char" svg:y="-0.1866in" svg:width="0.989in" svg:height="0.22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1"/>
      <text:p text:style-name="P1">3) The issue with the proof is that for an inductive hypothesis, it must yield the same outcome for any P(N). In this case, N=1, however if the case N=3 was taken, there would arise issues in the proof regarding the argument that all horses are the same color.</text:p>
      <text:p text:style-name="P1"/>
      <text:p text:style-name="P1">4)</text:p>
      <text:p text:style-name="P1">a) Set of all strings containing a and b that start with an a</text:p>
      <text:p text:style-name="P1">b) set of all strings that start with a b and end with a b</text:p>
      <text:p text:style-name="P1"/>
      <text:p text:style-name="P1">5)</text:p>
      <text:p text:style-name="P1">a) 0 exists in N. n+1 exists in N if n exists in N</text:p>
      <text:p text:style-name="P1">b)0 exists in S. s+7 exists in S if s exists in S</text:p>
      <text:p text:style-name="P1">c)epsilon exists in A. (epsilon)(theta) exists in A if (epsilon)(theta) contains “aa”. Where theta exists in {a,b}*</text:p>
      <text:p text:style-name="P1"/>
      <text:p text:style-name="P1">6)</text:p>
      <text:p text:style-name="P1">nb(epsilon)=0</text:p>
      <text:p text:style-name="P1">nb(xa) = nb(x) +0</text:p>
      <text:p text:style-name="P1">nb(xb)=nb(x) +1</text:p>
      <text:p text:style-name="P1">7)</text:p>
      <text:p text:style-name="P1">Observe</text:p>
      <text:p text:style-name="P1">|x(epsilon)|=|x| = |x| + |epsilon|</text:p>
      <text:p text:style-name="P1"/>
      <text:p text:style-name="P1">Assume |xy| = |x| + |y| for all x,y in sigma star</text:p>
      <text:p text:style-name="P1"/>
      <text:p text:style-name="P1">let y=y'(theta), where theta exists in sigma and y' is a substructure of y</text:p>
      <text:p text:style-name="P1"/>
      <text:p text:style-name="P1">then |xy'(theta)|= |xy'| +1 =|x| + |y'| +1 = |x| + |y'(theta)| = |x| + |y|</text:p>
      <text:p text:style-name="P1"/>
      <text:p text:style-name="P1">Therefore for all n P(n) by structural induction.</text:p>
      <text:p text:style-name="P1"><text:soft-page-break/></text:p>
      <text:p text:style-name="P1">8)</text:p>
      <text:p text:style-name="P1">Observe </text:p>
      <text:p text:style-name="P1">(a(epsilon))^R = ((epsilon)^R(a))</text:p>
      <text:p text:style-name="P1">Assume for all theta exist in sigma and x exist in sigma star</text:p>
      <text:p text:style-name="P1"/>
      <text:p text:style-name="P1">(theta(x))^R = (x^R)(theta)</text:p>
      <text:p text:style-name="P1"/>
      <text:p text:style-name="P1">Suppose x=x'(alpha), for some alpha in sigma, where x' is a substructure of x</text:p>
      <text:p text:style-name="P1"/>
      <text:p text:style-name="P1">Then</text:p>
      <text:p text:style-name="P1">(((x')alpha))^R=(((alpha)(x')^R))^R)=((x')^R)^R(alpha))=x'(alpha)</text:p>
      <text:p text:style-name="P1"/>
      <text:p text:style-name="P1">Therefore for all n P(n) by structural induction.</text:p>
      <text:p text:style-name="P1"/>
      <text:p text:style-name="P1">9)</text:p>
      <text:p text:style-name="P1"/>
      <text:p text:style-name="P1">Observe</text:p>
      <text:p text:style-name="P1"/>
      <text:p text:style-name="P1">(epsilon^R)^R= (epsilon)^R)=epsilon</text:p>
      <text:p text:style-name="P1"/>
      <text:p text:style-name="P1">Assume for all x in sigma star</text:p>
      <text:p text:style-name="P1"/>
      <text:p text:style-name="P1">(x^R)^R)=x</text:p>
      <text:p text:style-name="P1"/>
      <text:p text:style-name="P1">Suppose x=x'theta for some theta in sigma and where x' is a substructure of x</text:p>
      <text:p text:style-name="P1"/>
      <text:p text:style-name="P1">Then ((x'theta)^R)^R=(theta((x')^R))^R=(((((x')^R)^R)theta) =x'theta=x</text:p>
      <text:p text:style-name="P1"/>
      <text:p text:style-name="P1">Therefore all all n P(n) by structural indu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bosss </meta:initial-creator>
    <meta:creation-date>2013-09-15T16:47:53</meta:creation-date>
    <dc:date>2013-09-17T12:49:04</dc:date>
    <dc:creator>Ryan Vogt</dc:creator>
    <meta:editing-duration>PT12M50S</meta:editing-duration>
    <meta:editing-cycles>7</meta:editing-cycles>
    <meta:generator>LibreOffice/3.5$Linux_x86 LibreOffice_project/350m1$Build-2</meta:generator>
    <meta:document-statistic meta:table-count="0" meta:image-count="0" meta:object-count="9" meta:page-count="2" meta:paragraph-count="52" meta:word-count="319" meta:character-count="1735" meta:non-whitespace-character-count="1445"/>
  </office:meta>
</office:document-meta>
</file>

<file path=Object 1/content.xml><?xml version="1.0" encoding="utf-8"?>
<math xmlns="http://www.w3.org/1998/Math/MathML">
  <semantics>
    <mrow>
      <msup>
        <mn>10</mn>
        <mrow>
          <mi>n</mi>
        </mrow>
      </msup>
    </mrow>
    <annotation encoding="StarMath 5.0">10^{n}</annotation>
  </semantics>
</math>
</file>

<file path=Object 2/content.xml><?xml version="1.0" encoding="utf-8"?>
<math xmlns="http://www.w3.org/1998/Math/MathML">
  <semantics>
    <mrow>
      <mo stretchy="false">ℕ</mo>
    </mrow>
    <annotation encoding="StarMath 5.0">setN </annotation>
  </semantics>
</math>
</file>

<file path=Object 3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4/content.xml><?xml version="1.0" encoding="utf-8"?>
<math xmlns="http://www.w3.org/1998/Math/MathML">
  <semantics>
    <mrow>
      <mo stretchy="false">ℤ</mo>
    </mrow>
    <annotation encoding="StarMath 5.0">setZ
 </annotation>
  </semantics>
</math>
</file>

<file path=Object 5/content.xml><?xml version="1.0" encoding="utf-8"?>
<math xmlns="http://www.w3.org/1998/Math/MathML">
  <semantics>
    <mrow>
      <msup>
        <mn>2</mn>
        <mrow>
          <mo stretchy="false">(</mo>
          <mrow>
            <msup>
              <mi>n</mi>
              <mn>2</mn>
            </msup>
          </mrow>
          <mo stretchy="false">)</mo>
        </mrow>
      </msup>
    </mrow>
    <annotation encoding="StarMath 5.0">2^(n^2)</annotation>
  </semantics>
</math>
</file>

<file path=Object 6/content.xml><?xml version="1.0" encoding="utf-8"?>
<math xmlns="http://www.w3.org/1998/Math/MathML">
  <semantics>
    <mrow>
      <mo stretchy="false">ℕ</mo>
    </mrow>
    <annotation encoding="StarMath 5.0">setN </annotation>
  </semantics>
</math>
</file>

<file path=Object 7/content.xml><?xml version="1.0" encoding="utf-8"?>
<math xmlns="http://www.w3.org/1998/Math/MathML">
  <semantics>
    <mrow>
      <mrow>
        <msup>
          <mn>2</mn>
          <mrow>
            <mo stretchy="false">(</mo>
            <mrow>
              <msup>
                <mi>n</mi>
                <mn>2</mn>
              </msup>
            </mrow>
            <mo stretchy="false">)</mo>
          </mrow>
        </msup>
        <mo stretchy="false">−</mo>
        <msup>
          <mn>2</mn>
          <mrow>
            <mo stretchy="false">(</mo>
            <mrow>
              <mrow>
                <mrow>
                  <mo stretchy="false">(</mo>
                  <mrow>
                    <mrow>
                      <msup>
                        <mi>n</mi>
                        <mn>2</mn>
                      </msup>
                      <mo stretchy="false">−</mo>
                      <mi>n</mi>
                    </mrow>
                  </mrow>
                  <mo stretchy="false">)</mo>
                </mrow>
                <mo stretchy="false">/</mo>
                <mn>2</mn>
              </mrow>
            </mrow>
            <mo stretchy="false">)</mo>
          </mrow>
        </msup>
      </mrow>
    </mrow>
    <annotation encoding="StarMath 5.0">2^(n^2)-2^((n^2-n)/2)</annotation>
  </semantics>
</math>
</file>

<file path=Object 8/content.xml><?xml version="1.0" encoding="utf-8"?>
<math xmlns="http://www.w3.org/1998/Math/MathML">
  <semantics>
    <mrow>
      <mrow>
        <msup>
          <mn>2</mn>
          <mrow>
            <mo stretchy="false">(</mo>
            <mrow>
              <msup>
                <mi>n</mi>
                <mn>2</mn>
              </msup>
            </mrow>
            <mo stretchy="false">)</mo>
          </mrow>
        </msup>
        <mo stretchy="false">−</mo>
        <msup>
          <mn>2</mn>
          <mrow>
            <mo stretchy="false">(</mo>
            <mrow>
              <mrow>
                <mi>n</mi>
                <mo stretchy="false">+</mo>
                <mrow>
                  <mo stretchy="false">(</mo>
                  <mrow>
                    <mrow>
                      <mrow>
                        <mo stretchy="false">(</mo>
                        <mrow>
                          <mrow>
                            <msup>
                              <mi>n</mi>
                              <mn>2</mn>
                            </msup>
                            <mo stretchy="false">−</mo>
                            <mi>n</mi>
                          </mrow>
                        </mrow>
                        <mo stretchy="false">)</mo>
                      </mrow>
                      <mo stretchy="false">/</mo>
                      <mn>2</mn>
                    </mrow>
                  </mrow>
                  <mo stretchy="false">)</mo>
                </mrow>
              </mrow>
            </mrow>
            <mo stretchy="false">)</mo>
          </mrow>
        </msup>
      </mrow>
    </mrow>
    <annotation encoding="StarMath 5.0">2^(n^2)-2^(n + ((n^2 -n)/2))</annotation>
  </semantics>
</math>
</file>

<file path=Object 9/content.xml><?xml version="1.0" encoding="utf-8"?>
<math xmlns="http://www.w3.org/1998/Math/MathML">
  <semantics>
    <mrow>
      <mrow>
        <msup>
          <mn>2</mn>
          <mrow>
            <mo stretchy="false">(</mo>
            <mrow>
              <msup>
                <mi>n</mi>
                <mn>2</mn>
              </msup>
            </mrow>
            <mo stretchy="false">)</mo>
          </mrow>
        </msup>
        <mo stretchy="false">−</mo>
        <msup>
          <mn>2</mn>
          <mrow>
            <mo stretchy="false">(</mo>
            <mrow>
              <mrow>
                <mo stretchy="false">(</mo>
                <mrow>
                  <mrow>
                    <msup>
                      <mi>n</mi>
                      <mn>2</mn>
                    </msup>
                    <mo stretchy="false">−</mo>
                    <mi>n</mi>
                  </mrow>
                </mrow>
                <mo stretchy="false">)</mo>
              </mrow>
            </mrow>
            <mo stretchy="false">)</mo>
          </mrow>
        </msup>
      </mrow>
    </mrow>
    <annotation encoding="StarMath 5.0">2^(n^2)-2^((n^2-n))</annotation>
  </semantics>
</math>
</file>